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3.L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1.setModules( T mod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2.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1.get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fushou.test_case2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g_for_fushou.test_cas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